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4c69" officeooo:paragraph-rsid="00084c69"/>
    </style:style>
    <style:style style:name="P2" style:family="paragraph" style:parent-style-name="Standard">
      <style:text-properties officeooo:rsid="00084c69" officeooo:paragraph-rsid="000f6c20"/>
    </style:style>
    <style:style style:name="P3" style:family="paragraph" style:parent-style-name="Standard">
      <style:text-properties officeooo:rsid="0008a24b" officeooo:paragraph-rsid="0008a24b"/>
    </style:style>
    <style:style style:name="P4" style:family="paragraph" style:parent-style-name="Standard">
      <style:text-properties officeooo:rsid="000add4f" officeooo:paragraph-rsid="000add4f"/>
    </style:style>
    <style:style style:name="P5" style:family="paragraph" style:parent-style-name="Standard">
      <style:text-properties officeooo:rsid="000c69c1" officeooo:paragraph-rsid="000c69c1"/>
    </style:style>
    <style:style style:name="P6" style:family="paragraph" style:parent-style-name="Standard">
      <style:text-properties officeooo:rsid="000f6c20" officeooo:paragraph-rsid="000f6c20"/>
    </style:style>
    <style:style style:name="P7" style:family="paragraph" style:parent-style-name="Standard">
      <style:text-properties officeooo:rsid="0010047e" officeooo:paragraph-rsid="0010047e"/>
    </style:style>
    <style:style style:name="T1" style:family="text">
      <style:text-properties officeooo:rsid="0008a24b"/>
    </style:style>
    <style:style style:name="T2" style:family="text">
      <style:text-properties officeooo:rsid="000c69c1"/>
    </style:style>
    <style:style style:name="T3" style:family="text">
      <style:text-properties officeooo:rsid="000f6c20"/>
    </style:style>
    <style:style style:name="T4" style:family="text">
      <style:text-properties officeooo:rsid="001004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ata<text:span text:style-name="T1">: referering to </text:span>the IEC 60839-11-5 draft as submitted to the IEC as of 21Feb2020</text:p>
      <text:p text:style-name="P1"/>
      <text:p text:style-name="P3">1. Table 56 Page 42 (in 7.12, osdp_KEYPAD.) <text:s/>Third item in "Data" packet format field should read "Keypad data represented as ASCII characters."</text:p>
      <text:p text:style-name="P4">2. Annex D section D.7. <text:s/>Only SCBK-D or a pre-set SCBK should be used. <text:s/>Do not use MK, it is unsafe due to it's use of unauthenticated PD input to generate the key.</text:p>
      <text:p text:style-name="P5">3. Annex B Function Code Definitions List, item B.10 Function Code 9 -- Communications Security. <text:s text:c="2"/>Should say "Number of: This field is encoded to represent the key exchange capabilities: 0x01 - (Bit-0) default AES128 key, as defined in Annex D. (Bits 7-1) reserved for future use." <text:s/>Also, Compliance levels should remove 0x02 reference and add "(Bits 7-1) reserved for future use".</text:p>
      <text:p text:style-name="P5"/>
      <text:p text:style-name="P2">Errata<text:span text:style-name="T1">: referering to </text:span>IEC <text:span text:style-name="T3">FDIS </text:span>60839-11-5 draft as <text:span text:style-name="T3">15Apr</text:span>2020</text:p>
      <text:p text:style-name="P2"/>
      <text:p text:style-name="P6">4. Annex B Function Code Definitions List, item B.17, compliance level 1, should read "60839".</text:p>
      <text:p text:style-name="P6">5. 6.12 osdp_TEXT, 6th paragraph should read "Refer to Table 20."</text:p>
      <text:p text:style-name="P7">6. Table 1 item SEC_BLK_TYPE uses "SBC" as an acronym, should be "SCB" meaning "secure channel block"</text:p>
      <text:p text:style-name="P7">7. table A.1 should eliminate osdp_DATA as it's been deprecated</text:p>
      <text:p text:style-name="P7"/>
      <text:p text:style-name="P4">revised 20200<text:span text:style-name="T4">622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19:35.460846578</meta:creation-date>
    <dc:date>2020-06-22T12:29:32.276989550</dc:date>
    <meta:editing-duration>PT17M21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1" meta:paragraph-count="10" meta:word-count="196" meta:character-count="1175" meta:non-whitespace-character-count="983"/>
  </office:meta>
</office:document-meta>
</file>